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4in" svg:height="3.5457in" svg:x="5.4866in" svg:y="14.1732in">
            <draw:object draw:notify-on-update-of-ranges="Sheet1.C51:Sheet1.C56 Sheet1.D50:Sheet1.D50 Sheet1.D51:Sheet1.D56 Sheet1.C51:Sheet1.C56 Sheet1.E50:Sheet1.E50 Sheet1.E51:Sheet1.E56 Sheet1.C51:Sheet1.C56 Sheet1.F50:Sheet1.F50 Sheet1.F51:Sheet1.F56 Sheet1.C51:Sheet1.C56 Sheet1.G50:Sheet1.G50 Sheet1.G51:Sheet1.G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57in" svg:x="11.5181in" svg:y="14.6177in">
            <draw:object draw:notify-on-update-of-ranges="Sheet1.I51:Sheet1.I54 Sheet1.J50:Sheet1.J50 Sheet1.J51:Sheet1.J54 Sheet1.I51:Sheet1.I54 Sheet1.K50:Sheet1.K50 Sheet1.K51:Sheet1.K54 Sheet1.I51:Sheet1.I54 Sheet1.L50:Sheet1.L50 Sheet1.L51:Sheet1.L54 Sheet1.I51:Sheet1.I54 Sheet1.M50:Sheet1.M50 Sheet1.M51:Sheet1.M54 Sheet1.I51:Sheet1.I54 Sheet1.N50:Sheet1.N50 Sheet1.N51:Sheet1.N54 Sheet1.I51:Sheet1.I54 Sheet1.O50:Sheet1.O50 Sheet1.O51:Sheet1.O5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57in" svg:x="2.0898in" svg:y="13.8177in">
            <draw:object draw:notify-on-update-of-ranges="Sheet1.B57:Sheet1.B62 Sheet1.C71:Sheet1.C71 Sheet1.C72:Sheet1.C77 Sheet1.B57:Sheet1.B62 Sheet1.D71:Sheet1.D71 Sheet1.D72:Sheet1.D77 Sheet1.B57:Sheet1.B62 Sheet1.E71:Sheet1.E71 Sheet1.E72:Sheet1.E77 Sheet1.B57:Sheet1.B62 Sheet1.F71:Sheet1.F71 Sheet1.F72:Sheet1.F77 Sheet1.B57:Sheet1.B62 Sheet1.G71:Sheet1.G71 Sheet1.G72:Sheet1.G77 Sheet1.B57:Sheet1.B62 Sheet1.H71:Sheet1.H71 Sheet1.H72:Sheet1.H7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2in" svg:height="3.5457in" svg:x="0.2795in" svg:y="3.1016in">
            <draw:object draw:notify-on-update-of-ranges="Sheet1.C33:Sheet1.C38 Sheet1.D32:Sheet1.D32 Sheet1.D33:Sheet1.D38 Sheet1.C33:Sheet1.C38 Sheet1.E32:Sheet1.E32 Sheet1.E33:Sheet1.E38 Sheet1.C33:Sheet1.C38 Sheet1.F32:Sheet1.F32 Sheet1.F33:Sheet1.F38 Sheet1.C33:Sheet1.C38 Sheet1.G32:Sheet1.G32 Sheet1.G33:Sheet1.G3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024in" svg:height="3.5457in" svg:x="6.7614in" svg:y="3.0717in">
            <draw:object draw:notify-on-update-of-ranges="Sheet1.I33:Sheet1.I36 Sheet1.J32:Sheet1.J32 Sheet1.J33:Sheet1.J36 Sheet1.I33:Sheet1.I36 Sheet1.K32:Sheet1.K32 Sheet1.K33:Sheet1.K36 Sheet1.I33:Sheet1.I36 Sheet1.L32:Sheet1.L32 Sheet1.L33:Sheet1.L36 Sheet1.I33:Sheet1.I36 Sheet1.M32:Sheet1.M32 Sheet1.M33:Sheet1.M36 Sheet1.I33:Sheet1.I36 Sheet1.N32:Sheet1.N32 Sheet1.N33:Sheet1.N36 Sheet1.I33:Sheet1.I36 Sheet1.O32:Sheet1.O32 Sheet1.O33:Sheet1.O3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71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0666404" calcext:value-type="float">
            <text:p>0.006664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14162" calcext:value-type="float">
            <text:p>0.01141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32129" calcext:value-type="float">
            <text:p>0.053212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393734" calcext:value-type="float">
            <text:p>0.3937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896" calcext:value-type="float">
            <text:p>1.589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4.0201" calcext:value-type="float">
            <text:p>14.020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2918" calcext:value-type="float">
            <text:p>0.01291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64092" calcext:value-type="float">
            <text:p>0.016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827" calcext:value-type="float">
            <text:p>0.0582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45" calcext:value-type="float">
            <text:p>0.4014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39951" calcext:value-type="float">
            <text:p>0.8399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04887" calcext:value-type="float">
            <text:p>7.0488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4212" calcext:value-type="float">
            <text:p>0.01842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11899" calcext:value-type="float">
            <text:p>0.02118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37999" calcext:value-type="float">
            <text:p>0.0637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6189" calcext:value-type="float">
            <text:p>0.4061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79273" calcext:value-type="float">
            <text:p>0.87927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3964" calcext:value-type="float">
            <text:p>3.539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07431" calcext:value-type="float">
            <text:p>0.08074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3369" calcext:value-type="float">
            <text:p>0.02633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2968" calcext:value-type="float">
            <text:p>0.06929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12792" calcext:value-type="float">
            <text:p>0.4127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83834" calcext:value-type="float">
            <text:p>0.8838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8852" calcext:value-type="float">
            <text:p>1.78852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9495" calcext:value-type="float">
            <text:p>0.00259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66838" calcext:value-type="float">
            <text:p>0.01668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2943" calcext:value-type="float">
            <text:p>0.13294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976324" calcext:value-type="float">
            <text:p>0.9763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253" calcext:value-type="float">
            <text:p>4.9325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5.3475" calcext:value-type="float">
            <text:p>45.34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297904" calcext:value-type="float">
            <text:p>0.002979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5649" calcext:value-type="float">
            <text:p>0.018564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7891" calcext:value-type="float">
            <text:p>0.1278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1307" calcext:value-type="float">
            <text:p>1.0130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81678" calcext:value-type="float">
            <text:p>2.8167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5.0092" calcext:value-type="float">
            <text:p>25.00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311613" calcext:value-type="float">
            <text:p>0.0031161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4328" calcext:value-type="float">
            <text:p>0.01543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3471" calcext:value-type="float">
            <text:p>0.1334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12364" calcext:value-type="float">
            <text:p>1.1236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75395" calcext:value-type="float">
            <text:p>2.753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3.7228" calcext:value-type="float">
            <text:p>13.72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35519" calcext:value-type="float">
            <text:p>0.04355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8829" calcext:value-type="float">
            <text:p>0.0138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1609" calcext:value-type="float">
            <text:p>0.12160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5283" calcext:value-type="float">
            <text:p>1.052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0201" calcext:value-type="float">
            <text:p>2.502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00811" calcext:value-type="float">
            <text:p>8.00811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32012" calcext:value-type="float">
            <text:p>0.001320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58393" calcext:value-type="float">
            <text:p>0.006583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89769" calcext:value-type="float">
            <text:p>0.04897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87018" calcext:value-type="float">
            <text:p>0.3870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14193" calcext:value-type="float">
            <text:p>3.141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9475" calcext:value-type="float">
            <text:p>25.9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56593" calcext:value-type="float">
            <text:p>0.001565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791" calcext:value-type="float">
            <text:p>0.00565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59011" calcext:value-type="float">
            <text:p>0.0359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261099" calcext:value-type="float">
            <text:p>0.2610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3225" calcext:value-type="float">
            <text:p>2.1322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7.2475" calcext:value-type="float">
            <text:p>17.2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94693" calcext:value-type="float">
            <text:p>0.001946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91095" calcext:value-type="float">
            <text:p>0.0049109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3623" calcext:value-type="float">
            <text:p>0.0236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6205" calcext:value-type="float">
            <text:p>0.162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6705" calcext:value-type="float">
            <text:p>1.267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0.4274" calcext:value-type="float">
            <text:p>10.42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25513" calcext:value-type="float">
            <text:p>0.0032551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314" calcext:value-type="float">
            <text:p>0.005653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7179" calcext:value-type="float">
            <text:p>0.0197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254" calcext:value-type="float">
            <text:p>0.11625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43721" calcext:value-type="float">
            <text:p>0.8437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.65065" calcext:value-type="float">
            <text:p>6.65065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43039" calcext:value-type="float">
            <text:p>0.001430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72948" calcext:value-type="float">
            <text:p>0.006729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9171" calcext:value-type="float">
            <text:p>0.0491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91404" calcext:value-type="float">
            <text:p>0.3914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15141" calcext:value-type="float">
            <text:p>3.1514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1971" calcext:value-type="float">
            <text:p>26.19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69504" calcext:value-type="float">
            <text:p>0.001695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6211" calcext:value-type="float">
            <text:p>0.0362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67059" calcext:value-type="float">
            <text:p>0.26705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.1464" calcext:value-type="float">
            <text:p>2.14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7.2689" calcext:value-type="float">
            <text:p>17.26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5161" calcext:value-type="float">
            <text:p>0.002151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18489" calcext:value-type="float">
            <text:p>0.005184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40109" calcext:value-type="float">
            <text:p>0.02401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63335" calcext:value-type="float">
            <text:p>0.1633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193" calcext:value-type="float">
            <text:p>1.2719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4601" calcext:value-type="float">
            <text:p>10.4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44455" calcext:value-type="float">
            <text:p>0.003444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15907" calcext:value-type="float">
            <text:p>0.006159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169" calcext:value-type="float">
            <text:p>0.0201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7064" calcext:value-type="float">
            <text:p>0.1170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852215" calcext:value-type="float">
            <text:p>0.85221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66777" calcext:value-type="float">
            <text:p>6.66777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5384" calcext:value-type="float">
            <text:p>0.00153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81138" calcext:value-type="float">
            <text:p>0.006811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493115" calcext:value-type="float">
            <text:p>0.04931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92721" calcext:value-type="float">
            <text:p>0.39272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15404" calcext:value-type="float">
            <text:p>3.154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6.3539" calcext:value-type="float">
            <text:p>26.35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83296" calcext:value-type="float">
            <text:p>0.001832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94008" calcext:value-type="float">
            <text:p>0.005940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64711" calcext:value-type="float">
            <text:p>0.03647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67402" calcext:value-type="float">
            <text:p>0.2674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.1506" calcext:value-type="float">
            <text:p>2.150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7.2801" calcext:value-type="float">
            <text:p>17.28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316" calcext:value-type="float">
            <text:p>0.0023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37837" calcext:value-type="float">
            <text:p>0.0053783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42134" calcext:value-type="float">
            <text:p>0.02421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3878" calcext:value-type="float">
            <text:p>0.16387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27388" calcext:value-type="float">
            <text:p>1.2738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4691" calcext:value-type="float">
            <text:p>10.4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92997" calcext:value-type="float">
            <text:p>0.0039299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27947" calcext:value-type="float">
            <text:p>0.0062794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03676" calcext:value-type="float">
            <text:p>0.02036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17776" calcext:value-type="float">
            <text:p>0.1177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53919" calcext:value-type="float">
            <text:p>0.85391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6.69095" calcext:value-type="float">
            <text:p>6.69095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59359" calcext:value-type="float">
            <text:p>0.001593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775254" calcext:value-type="float">
            <text:p>0.00775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94745" calcext:value-type="float">
            <text:p>0.0494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93125" calcext:value-type="float">
            <text:p>0.39312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15599" calcext:value-type="float">
            <text:p>3.155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6.591" calcext:value-type="float">
            <text:p>26.5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92344" calcext:value-type="float">
            <text:p>0.001923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78205" calcext:value-type="float">
            <text:p>0.006782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66324" calcext:value-type="float">
            <text:p>0.036632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6805" calcext:value-type="float">
            <text:p>0.268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15412" calcext:value-type="float">
            <text:p>2.154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7.2929" calcext:value-type="float">
            <text:p>17.292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52056" calcext:value-type="float">
            <text:p>0.0025205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3864" calcext:value-type="float">
            <text:p>0.024386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64549" calcext:value-type="float">
            <text:p>0.164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27586" calcext:value-type="float">
            <text:p>1.275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0.4852" calcext:value-type="float">
            <text:p>10.48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407147" calcext:value-type="float">
            <text:p>0.004071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93047" calcext:value-type="float">
            <text:p>0.006930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08499" calcext:value-type="float">
            <text:p>0.02084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18737" calcext:value-type="float">
            <text:p>0.1187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8561" calcext:value-type="float">
            <text:p>0.85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6.73232" calcext:value-type="float">
            <text:p>6.73232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35081" calcext:value-type="float">
            <text:p>0.00235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951004" calcext:value-type="float">
            <text:p>0.0095100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5848" calcext:value-type="float">
            <text:p>0.06058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12978" calcext:value-type="float">
            <text:p>0.41297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16262" calcext:value-type="float">
            <text:p>3.1626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6.8761" calcext:value-type="float">
            <text:p>26.87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62809" calcext:value-type="float">
            <text:p>0.002628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85201" calcext:value-type="float">
            <text:p>0.00885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67961" calcext:value-type="float">
            <text:p>0.04679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96953" calcext:value-type="float">
            <text:p>0.2969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7991" calcext:value-type="float">
            <text:p>2.179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3292" calcext:value-type="float">
            <text:p>17.32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11289" calcext:value-type="float">
            <text:p>0.0051128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7481" calcext:value-type="float">
            <text:p>0.01174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32458" calcext:value-type="float">
            <text:p>0.033245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88688" calcext:value-type="float">
            <text:p>0.18868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07" calcext:value-type="float">
            <text:p>1.31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0.5622" calcext:value-type="float">
            <text:p>10.5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1731" calcext:value-type="float">
            <text:p>0.1317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47521" calcext:value-type="float">
            <text:p>0.01475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20971" calcext:value-type="float">
            <text:p>0.03209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9149" calcext:value-type="float">
            <text:p>0.1391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867905" calcext:value-type="float">
            <text:p>0.86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6.80107" calcext:value-type="float">
            <text:p>6.80107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53547" calcext:value-type="float">
            <text:p>0.001535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709061" calcext:value-type="float">
            <text:p>0.0070906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96539" calcext:value-type="float">
            <text:p>0.04965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3321" calcext:value-type="float">
            <text:p>0.39332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15352" calcext:value-type="float">
            <text:p>3.1535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3763" calcext:value-type="float">
            <text:p>26.37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82381" calcext:value-type="float">
            <text:p>0.001823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21447" calcext:value-type="float">
            <text:p>0.006214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68189" calcext:value-type="float">
            <text:p>0.036818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67872" calcext:value-type="float">
            <text:p>0.26787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.15017" calcext:value-type="float">
            <text:p>2.150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7.2819" calcext:value-type="float">
            <text:p>17.28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8596" calcext:value-type="float">
            <text:p>0.002385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7049" calcext:value-type="float">
            <text:p>0.00557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45953" calcext:value-type="float">
            <text:p>0.0245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64378" calcext:value-type="float">
            <text:p>0.1643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27513" calcext:value-type="float">
            <text:p>1.2751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4733" calcext:value-type="float">
            <text:p>10.473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81023" calcext:value-type="float">
            <text:p>0.005810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61702" calcext:value-type="float">
            <text:p>0.006617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08278" calcext:value-type="float">
            <text:p>0.02082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8348" calcext:value-type="float">
            <text:p>0.11834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5399" calcext:value-type="float">
            <text:p>0.853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6.70091" calcext:value-type="float">
            <text:p>6.70091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142374" calcext:value-type="float">
            <text:p>0.00014237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88006" calcext:value-type="float">
            <text:p>0.0005880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7987" calcext:value-type="float">
            <text:p>0.00177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1548" calcext:value-type="float">
            <text:p>0.0039154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39967" calcext:value-type="float">
            <text:p>0.0043996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24176" calcext:value-type="float">
            <text:p>0.224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71176" calcext:value-type="float">
            <text:p>0.000171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61987" calcext:value-type="float">
            <text:p>0.000561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80185" calcext:value-type="float">
            <text:p>0.001801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2233" calcext:value-type="float">
            <text:p>0.0039223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9746" calcext:value-type="float">
            <text:p>0.00697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66097" calcext:value-type="float">
            <text:p>0.016609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407636" calcext:value-type="float">
            <text:p>0.00040763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85857" calcext:value-type="float">
            <text:p>0.000858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54203" calcext:value-type="float">
            <text:p>0.001542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4128" calcext:value-type="float">
            <text:p>0.003241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48178" calcext:value-type="float">
            <text:p>0.0064817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35271" calcext:value-type="float">
            <text:p>0.02352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59951" calcext:value-type="float">
            <text:p>0.015995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13828" calcext:value-type="float">
            <text:p>0.001138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67079" calcext:value-type="float">
            <text:p>0.001670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8466" calcext:value-type="float">
            <text:p>0.002884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21301" calcext:value-type="float">
            <text:p>0.004213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7805" calcext:value-type="float">
            <text:p>0.037805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3484760" calcext:value-type="float">
            <text:p>3.4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891240" calcext:value-type="float">
            <text:p>6.8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8653790" calcext:value-type="float">
            <text:p>8.6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156200" calcext:value-type="float">
            <text:p>1.0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609700" calcext:value-type="float">
            <text:p>1.0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987910" calcext:value-type="float">
            <text:p>9.9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17100" calcext:value-type="float">
            <text:p>3.1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403520" calcext:value-type="float">
            <text:p>7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203700" calcext:value-type="float">
            <text:p>1.1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4124500" calcext:value-type="float">
            <text:p>1.4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392600" calcext:value-type="float">
            <text:p>1.5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490300" calcext:value-type="float">
            <text:p>1.5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02230" calcext:value-type="float">
            <text:p>1.6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578450" calcext:value-type="float">
            <text:p>5.5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770100" calcext:value-type="float">
            <text:p>1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2228800" calcext:value-type="float">
            <text:p>2.2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600400" calcext:value-type="float">
            <text:p>2.5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414600" calcext:value-type="float">
            <text:p>2.54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2187.3" calcext:value-type="float">
            <text:p>62187.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442470" calcext:value-type="float">
            <text:p>4.4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34400" calcext:value-type="float">
            <text:p>1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142500" calcext:value-type="float">
            <text:p>3.0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661400" calcext:value-type="float">
            <text:p>3.8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9469600" calcext:value-type="float">
            <text:p>3.95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5140600" calcext:value-type="float">
            <text:p>5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453490" calcext:value-type="float">
            <text:p>8.4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5971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69100" calcext:value-type="float">
            <text:p>1.0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320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95000" calcext:value-type="float">
            <text:p>1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259030" calcext:value-type="float">
            <text:p>4.2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663150" calcext:value-type="float">
            <text:p>9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4312100" calcext:value-type="float">
            <text:p>1.4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74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769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22900" calcext:value-type="float">
            <text:p>1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50070" calcext:value-type="float">
            <text:p>3.2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499200" calcext:value-type="float">
            <text:p>2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489700" calcext:value-type="float">
            <text:p>2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6299400" calcext:value-type="float">
            <text:p>2.6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601400" calcext:value-type="float">
            <text:p>2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12050" calcext:value-type="float">
            <text:p>2.0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456210" calcext:value-type="float">
            <text:p>9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145800" calcext:value-type="float">
            <text:p>2.5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324400" calcext:value-type="float">
            <text:p>3.5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194500" calcext:value-type="float">
            <text:p>3.9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872700" calcext:value-type="float">
            <text:p>3.99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5325030" calcext:value-type="float">
            <text:p>5.3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621540" calcext:value-type="float">
            <text:p>9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22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80100" calcext:value-type="float">
            <text:p>1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85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85800" calcext:value-type="float">
            <text:p>1.0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469270" calcext:value-type="float">
            <text:p>4.4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032800" calcext:value-type="float">
            <text:p>1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375400" calcext:value-type="float">
            <text:p>1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85400" calcext:value-type="float">
            <text:p>1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02400" calcext:value-type="float">
            <text:p>1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534400" calcext:value-type="float">
            <text:p>1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37140" calcext:value-type="float">
            <text:p>3.5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2185100" calcext:value-type="float">
            <text:p>1.2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652800" calcext:value-type="float">
            <text:p>2.1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5940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340300" calcext:value-type="float">
            <text:p>2.6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6407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084490" calcext:value-type="float">
            <text:p>2.08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436600" calcext:value-type="float">
            <text:p>1.0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741200" calcext:value-type="float">
            <text:p>2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612500" calcext:value-type="float">
            <text:p>3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9294600" calcext:value-type="float">
            <text:p>3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119200" calcext:value-type="float">
            <text:p>4.01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572710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738640" calcext:value-type="float">
            <text:p>9.7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626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7161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74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246800" calcext:value-type="float">
            <text:p>1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32930" calcext:value-type="float">
            <text:p>4.8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478700" calcext:value-type="float">
            <text:p>1.4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705500" calcext:value-type="float">
            <text:p>1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632900" calcext:value-type="float">
            <text:p>1.5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544500" calcext:value-type="float">
            <text:p>1.5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07380" calcext:value-type="float">
            <text:p>3.8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639800" calcext:value-type="float">
            <text:p>1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835400" calcext:value-type="float">
            <text:p>2.1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792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3808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629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78250" calcext:value-type="float">
            <text:p>2.3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06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994700" calcext:value-type="float">
            <text:p>2.6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5829300" calcext:value-type="float">
            <text:p>3.5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373200" calcext:value-type="float">
            <text:p>3.9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0258700" calcext:value-type="float">
            <text:p>4.03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205480" calcext:value-type="float">
            <text:p>6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953930" calcext:value-type="float">
            <text:p>9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7048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837500" calcext:value-type="float">
            <text:p>1.0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6796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345300" calcext:value-type="float">
            <text:p>1.0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231390" calcext:value-type="float">
            <text:p>5.2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831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4603700" calcext:value-type="float">
            <text:p>1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64000" calcext:value-type="float">
            <text:p>1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736700" calcext:value-type="float">
            <text:p>1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563700" calcext:value-type="float">
            <text:p>1.5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07660" calcext:value-type="float">
            <text:p>4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3344900" calcext:value-type="float">
            <text:p>1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194000" calcext:value-type="float">
            <text:p>2.2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882800" calcext:value-type="float">
            <text:p>2.5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482200" calcext:value-type="float">
            <text:p>2.6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743200" calcext:value-type="float">
            <text:p>2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9769600" calcext:value-type="float">
            <text:p>3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362300" calcext:value-type="float">
            <text:p>4.04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335170" calcext:value-type="float">
            <text:p>5.3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42650" calcext:value-type="float">
            <text:p>9.2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589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63800" calcext:value-type="float">
            <text:p>1.0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403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177200" calcext:value-type="float">
            <text:p>1.0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491690" calcext:value-type="float">
            <text:p>4.4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45700" calcext:value-type="float">
            <text:p>1.0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239600" calcext:value-type="float">
            <text:p>1.4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57900" calcext:value-type="float">
            <text:p>1.5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05500" calcext:value-type="float">
            <text:p>1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532700" calcext:value-type="float">
            <text:p>1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433420" calcext:value-type="float">
            <text:p>3.4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764900" calcext:value-type="float">
            <text:p>1.1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316600" calcext:value-type="float">
            <text:p>2.1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516300" calcext:value-type="float">
            <text:p>2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6314600" calcext:value-type="float">
            <text:p>2.6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630500" calcext:value-type="float">
            <text:p>2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09930" calcext:value-type="float">
            <text:p>1.4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04150" calcext:value-type="float">
            <text:p>9.9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172500" calcext:value-type="float">
            <text:p>2.5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440300" calcext:value-type="float">
            <text:p>3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291400" calcext:value-type="float">
            <text:p>3.9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0059600" calcext:value-type="float">
            <text:p>4.01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62325.7" calcext:value-type="float">
            <text:p>62325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6566.2" calcext:value-type="float">
            <text:p>96566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7684.8" calcext:value-type="float">
            <text:p>47684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374.6" calcext:value-type="float">
            <text:p>13374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70.28" calcext:value-type="float">
            <text:p>1870.2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97.6" calcext:value-type="float">
            <text:p>10897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113.3" calcext:value-type="float">
            <text:p>53113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0151" calcext:value-type="float">
            <text:p>1201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7796.1" calcext:value-type="float">
            <text:p>8779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885.4" calcext:value-type="float">
            <text:p>28885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77.56" calcext:value-type="float">
            <text:p>6377.5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80.82" calcext:value-type="float">
            <text:p>1880.8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3903.7" calcext:value-type="float">
            <text:p>73903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28454" calcext:value-type="float">
            <text:p>2284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380" calcext:value-type="float">
            <text:p>16838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390.1" calcext:value-type="float">
            <text:p>63390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52.6" calcext:value-type="float">
            <text:p>16852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53.9" calcext:value-type="float">
            <text:p>7253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9013" calcext:value-type="float">
            <text:p>48901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651" calcext:value-type="float">
            <text:p>2146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4411" calcext:value-type="float">
            <text:p>25441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833" calcext:value-type="float">
            <text:p>10883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4421.2" calcext:value-type="float">
            <text:p>24421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474.3" calcext:value-type="float">
            <text:p>28474.3</text:p>
          </table:table-cell>
        </table:table-row>
        <table:table-row table:style-name="ro1" table:number-rows-repeated="2">
          <table:table-cell table:number-columns-repeated="71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5"/>
          <table:table-cell office:value-type="string" calcext:value-type="string">
            <text:p>Mean</text:p>
          </table:table-cell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409930" calcext:value-type="float">
            <text:p>1.41E+00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9904150" calcext:value-type="float">
            <text:p>9.90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172500" calcext:value-type="float">
            <text:p>2.52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35440300" calcext:value-type="float">
            <text:p>3.54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1409930" calcext:value-type="float">
            <text:p>1.41E+006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39291400" calcext:value-type="float">
            <text:p>3.93E+007</text:p>
          </table:table-cell>
          <table:table-cell table:number-columns-repeated="6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0177200" calcext:value-type="float">
            <text:p>1.02E+007</text:p>
          </table:table-cell>
          <table:table-cell table:style-name="ce1" office:value-type="float" office:value="15532700" calcext:value-type="float">
            <text:p>1.55E+007</text:p>
          </table:table-cell>
          <table:table-cell table:style-name="ce1" office:value-type="float" office:value="25630500" calcext:value-type="float">
            <text:p>2.56E+007</text:p>
          </table:table-cell>
          <table:table-cell table:style-name="ce1" office:value-type="float" office:value="40059600" calcext:value-type="float">
            <text:p>4.01E+007</text:p>
          </table:table-cell>
          <table:table-cell table:number-columns-repeated="64"/>
        </table:table-row>
        <table:table-row table:style-name="ro1" table:number-rows-repeated="9">
          <table:table-cell table:number-columns-repeated="71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6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5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0345300" calcext:value-type="float">
            <text:p>1.03E+007</text:p>
          </table:table-cell>
          <table:table-cell table:number-columns-repeated="5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5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5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OpenNebuala vs DAS No Infini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64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345300" calcext:value-type="float">
            <text:p>1.03E+007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6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6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"/>
          <table:table-cell table:formula="of:=238983000/[.N54]" office:value-type="float" office:value="6.00918792243322" calcext:value-type="float">
            <text:p>6.0091879224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penNebula</text:p>
          </table:table-cell>
          <table:table-cell table:number-columns-repeated="6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 table:number-columns-repeated="6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64"/>
        </table:table-row>
        <table:table-row table:style-name="ro1" table:number-rows-repeated="4">
          <table:table-cell table:number-columns-repeated="71"/>
        </table:table-row>
        <table:table-row table:style-name="ro1">
          <table:table-cell table:number-columns-repeated="2"/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N</text:p>
          </table:table-cell>
          <table:table-cell office:value-type="string" calcext:value-type="string">
            <text:p>Nodes 8 DAS</text:p>
          </table:table-cell>
          <table:table-cell office:value-type="string" calcext:value-type="string">
            <text:p>Nodes 16 ON</text:p>
          </table:table-cell>
          <table:table-cell office:value-type="string" calcext:value-type="string">
            <text:p>Nodes 16 DA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 ON</text:p>
          </table:table-cell>
          <table:table-cell office:value-type="string" calcext:value-type="string">
            <text:p>Scale 9 DAS</text:p>
          </table:table-cell>
          <table:table-cell office:value-type="string" calcext:value-type="string">
            <text:p>Scale 12 ON</text:p>
          </table:table-cell>
          <table:table-cell office:value-type="string" calcext:value-type="string">
            <text:p>Scale 12 DAS</text:p>
          </table:table-cell>
          <table:table-cell office:value-type="string" calcext:value-type="string">
            <text:p>Scale 15 ON </text:p>
          </table:table-cell>
          <table:table-cell office:value-type="string" calcext:value-type="string">
            <text:p>Scale 15 DAS</text:p>
          </table:table-cell>
          <table:table-cell office:value-type="string" calcext:value-type="string">
            <text:p>Scale 18 ON</text:p>
          </table:table-cell>
          <table:table-cell office:value-type="string" calcext:value-type="string">
            <text:p>Scale 18 DAS</text:p>
          </table:table-cell>
          <table:table-cell office:value-type="string" calcext:value-type="string">
            <text:p>Scale 21 ON</text:p>
          </table:table-cell>
          <table:table-cell office:value-type="string" calcext:value-type="string">
            <text:p>Scale 21 DAS</text:p>
          </table:table-cell>
          <table:table-cell table:style-name="ce2" office:value-type="string" calcext:value-type="string">
            <text:p>Scale 24 ON </text:p>
          </table:table-cell>
          <table:table-cell office:value-type="string" calcext:value-type="string">
            <text:p>Scale 24 DAS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number-columns-repeated="63"/>
        </table:table-row>
        <table:table-row table:style-name="ro1">
          <table:table-cell table:number-columns-repeated="2"/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63"/>
        </table:table-row>
        <table:table-row table:style-name="ro1">
          <table:table-cell table:number-columns-repeated="2"/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0/00/0000</text:date>, <text:time style:data-style-name="N2" text:time-value="20:55:51.2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09:23:03.002004001</meta:creation-date>
    <meta:generator>LibreOffice/4.3.5.2$Windows_x86 LibreOffice_project/3a87456aaa6a95c63eea1c1b3201acedf0751bd5</meta:generator>
    <dc:date>2015-06-29T23:22:41.401000000</dc:date>
    <meta:editing-duration>PT3H31M31S</meta:editing-duration>
    <meta:editing-cycles>10</meta:editing-cycles>
    <meta:document-statistic meta:table-count="1" meta:cell-count="161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696cm" svg:y="0.316cm" chart:style-name="ch2">
          <text:p>Scale VS TEPS  NoInfi</text:p>
        </chart:title>
        <chart:legend chart:legend-position="end" svg:x="13.205cm" svg:y="3.457cm" style:legend-expansion="high" chart:style-name="ch3"/>
        <chart:plot-area chart:style-name="ch4" table:cell-range-address="Sheet1.C51:Sheet1.G56 Sheet1.D50:Sheet1.G50" chart:data-source-has-labels="row" svg:x="1.701cm" svg:y="1.275cm" svg:width="11.184cm" svg:height="6.571cm">
          <chartooo:coordinate-region svg:x="3.619cm" svg:y="1.474cm" svg:width="9.079cm" svg:height="5.725cm"/>
          <chart:axis chart:dimension="x" chart:name="primary-x" chart:style-name="ch5">
            <chart:title svg:x="6.826cm" svg:y="8.026cm" chart:style-name="ch6">
              <text:p>Scale</text:p>
            </chart:title>
          </chart:axis>
          <chart:axis chart:dimension="y" chart:name="primary-y" chart:style-name="ch7">
            <chart:title svg:x="0.451cm" svg:y="5.027cm" chart:style-name="ch8">
              <text:p>TEPS
</text:p>
            </chart:title>
            <chart:grid chart:style-name="ch9" chart:class="major"/>
          </chart:axis>
          <chart:series chart:style-name="ch10" chart:values-cell-range-address="Sheet1.D51:Sheet1.D56" chart:label-cell-address="Sheet1.D50:Sheet1.D50" chart:class="chart:scatter">
            <chart:domain table:cell-range-address="Sheet1.C51:Sheet1.C56"/>
            <chart:data-point chart:repeated="6"/>
          </chart:series>
          <chart:series chart:style-name="ch11" chart:values-cell-range-address="Sheet1.E51:Sheet1.E56" chart:label-cell-address="Sheet1.E50:Sheet1.E50" chart:class="chart:scatter">
            <chart:data-point chart:repeated="6"/>
          </chart:series>
          <chart:series chart:style-name="ch12" chart:values-cell-range-address="Sheet1.F51:Sheet1.F56" chart:label-cell-address="Sheet1.F50:Sheet1.F50" chart:class="chart:scatter">
            <chart:data-point chart:repeated="6"/>
          </chart:series>
          <chart:series chart:style-name="ch13" chart:values-cell-range-address="Sheet1.G51:Sheet1.G56" chart:label-cell-address="Sheet1.G50:Sheet1.G50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C</text:p>
              </table:table-cell>
              <table:table-cell office:value-type="string">
                <text:p>Nodes 2</text:p>
                <draw:g>
                  <svg:desc>Sheet1.D50:Sheet1.D50</svg:desc>
                </draw:g>
              </table:table-cell>
              <table:table-cell office:value-type="string">
                <text:p>Nodes 4</text:p>
                <draw:g>
                  <svg:desc>Sheet1.E50:Sheet1.E50</svg:desc>
                </draw:g>
              </table:table-cell>
              <table:table-cell office:value-type="string">
                <text:p>Nodes 8</text:p>
                <draw:g>
                  <svg:desc>Sheet1.F50:Sheet1.F50</svg:desc>
                </draw:g>
              </table:table-cell>
              <table:table-cell office:value-type="string">
                <text:p>Nodes 16</text:p>
                <draw:g>
                  <svg:desc>Sheet1.G50:Sheet1.G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51:Sheet1.C56</svg:desc>
                </draw:g>
              </table:table-cell>
              <table:table-cell office:value-type="float" office:value="6205480">
                <text:p>6205480</text:p>
                <draw:g>
                  <svg:desc>Sheet1.D51:Sheet1.D56</svg:desc>
                </draw:g>
              </table:table-cell>
              <table:table-cell office:value-type="float" office:value="5231390">
                <text:p>5231390</text:p>
                <draw:g>
                  <svg:desc>Sheet1.E51:Sheet1.E56</svg:desc>
                </draw:g>
              </table:table-cell>
              <table:table-cell office:value-type="float" office:value="4207660">
                <text:p>4207660</text:p>
                <draw:g>
                  <svg:desc>Sheet1.F51:Sheet1.F56</svg:desc>
                </draw:g>
              </table:table-cell>
              <table:table-cell office:value-type="float" office:value="2516640">
                <text:p>2516640</text:p>
                <draw:g>
                  <svg:desc>Sheet1.G51:Sheet1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953930">
                <text:p>9953930</text:p>
              </table:table-cell>
              <table:table-cell office:value-type="float" office:value="11583100">
                <text:p>11583100</text:p>
              </table:table-cell>
              <table:table-cell office:value-type="float" office:value="13344900">
                <text:p>1334490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704800">
                <text:p>10704800</text:p>
              </table:table-cell>
              <table:table-cell office:value-type="float" office:value="14603700">
                <text:p>14603700</text:p>
              </table:table-cell>
              <table:table-cell office:value-type="float" office:value="22194000">
                <text:p>2219400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837500">
                <text:p>10837500</text:p>
              </table:table-cell>
              <table:table-cell office:value-type="float" office:value="16064000">
                <text:p>16064000</text:p>
              </table:table-cell>
              <table:table-cell office:value-type="float" office:value="25882800">
                <text:p>2588280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79600">
                <text:p>10679600</text:p>
              </table:table-cell>
              <table:table-cell office:value-type="float" office:value="15736700">
                <text:p>15736700</text:p>
              </table:table-cell>
              <table:table-cell office:value-type="float" office:value="26482200">
                <text:p>2648220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345300">
                <text:p>10345300</text:p>
              </table:table-cell>
              <table:table-cell office:value-type="float" office:value="15563700">
                <text:p>15563700</text:p>
              </table:table-cell>
              <table:table-cell office:value-type="float" office:value="25743200">
                <text:p>257432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802cm" svg:y="0.316cm" chart:style-name="ch2">
          <text:p>Nodes vs TEPS Noinfi</text:p>
        </chart:title>
        <chart:legend chart:legend-position="end" svg:x="13.205cm" svg:y="2.959cm" style:legend-expansion="high" chart:style-name="ch3"/>
        <chart:plot-area chart:style-name="ch4" table:cell-range-address="Sheet1.I51:Sheet1.O54 Sheet1.J50:Sheet1.O50" chart:data-source-has-labels="row" svg:x="1.331cm" svg:y="1.275cm" svg:width="11.554cm" svg:height="6.571cm">
          <chartooo:coordinate-region svg:x="3.249cm" svg:y="1.474cm" svg:width="9.449cm" svg:height="5.725cm"/>
          <chart:axis chart:dimension="x" chart:name="primary-x" chart:style-name="ch5">
            <chart:title svg:x="6.561cm" svg:y="8.026cm" chart:style-name="ch6">
              <text:p>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  <chart:grid chart:style-name="ch9" chart:class="major"/>
          </chart:axis>
          <chart:series chart:style-name="ch10" chart:values-cell-range-address="Sheet1.J51:Sheet1.J54" chart:label-cell-address="Sheet1.J50:Sheet1.J50" chart:class="chart:scatter">
            <chart:domain table:cell-range-address="Sheet1.I51:Sheet1.I54"/>
            <chart:data-point chart:repeated="4"/>
          </chart:series>
          <chart:series chart:style-name="ch11" chart:values-cell-range-address="Sheet1.K51:Sheet1.K54" chart:label-cell-address="Sheet1.K50:Sheet1.K50" chart:class="chart:scatter">
            <chart:data-point chart:repeated="4"/>
          </chart:series>
          <chart:series chart:style-name="ch12" chart:values-cell-range-address="Sheet1.L51:Sheet1.L54" chart:label-cell-address="Sheet1.L50:Sheet1.L50" chart:class="chart:scatter">
            <chart:data-point chart:repeated="4"/>
          </chart:series>
          <chart:series chart:style-name="ch13" chart:values-cell-range-address="Sheet1.M51:Sheet1.M54" chart:label-cell-address="Sheet1.M50:Sheet1.M50" chart:class="chart:scatter">
            <chart:data-point chart:repeated="4"/>
          </chart:series>
          <chart:series chart:style-name="ch14" chart:values-cell-range-address="Sheet1.N51:Sheet1.N54" chart:label-cell-address="Sheet1.N50:Sheet1.N50" chart:class="chart:scatter">
            <chart:data-point chart:repeated="4"/>
          </chart:series>
          <chart:series chart:style-name="ch15" chart:values-cell-range-address="Sheet1.O51:Sheet1.O54" chart:label-cell-address="Sheet1.O50:Sheet1.O5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I</text:p>
              </table:table-cell>
              <table:table-cell office:value-type="string">
                <text:p>Scale 9</text:p>
                <draw:g>
                  <svg:desc>Sheet1.J50:Sheet1.J50</svg:desc>
                </draw:g>
              </table:table-cell>
              <table:table-cell office:value-type="string">
                <text:p>Scale 12 </text:p>
                <draw:g>
                  <svg:desc>Sheet1.K50:Sheet1.K50</svg:desc>
                </draw:g>
              </table:table-cell>
              <table:table-cell office:value-type="string">
                <text:p>Scale 15</text:p>
                <draw:g>
                  <svg:desc>Sheet1.L50:Sheet1.L50</svg:desc>
                </draw:g>
              </table:table-cell>
              <table:table-cell office:value-type="string">
                <text:p>Scale 18 </text:p>
                <draw:g>
                  <svg:desc>Sheet1.M50:Sheet1.M50</svg:desc>
                </draw:g>
              </table:table-cell>
              <table:table-cell office:value-type="string">
                <text:p>Scale 21 </text:p>
                <draw:g>
                  <svg:desc>Sheet1.N50:Sheet1.N50</svg:desc>
                </draw:g>
              </table:table-cell>
              <table:table-cell office:value-type="string">
                <text:p>Scale 24</text:p>
                <draw:g>
                  <svg:desc>Sheet1.O50:Sheet1.O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51:Sheet1.I54</svg:desc>
                </draw:g>
              </table:table-cell>
              <table:table-cell office:value-type="float" office:value="6205480">
                <text:p>6205480</text:p>
                <draw:g>
                  <svg:desc>Sheet1.J51:Sheet1.J54</svg:desc>
                </draw:g>
              </table:table-cell>
              <table:table-cell office:value-type="float" office:value="9953930">
                <text:p>9953930</text:p>
                <draw:g>
                  <svg:desc>Sheet1.K51:Sheet1.K54</svg:desc>
                </draw:g>
              </table:table-cell>
              <table:table-cell office:value-type="float" office:value="10704800">
                <text:p>10704800</text:p>
                <draw:g>
                  <svg:desc>Sheet1.L51:Sheet1.L54</svg:desc>
                </draw:g>
              </table:table-cell>
              <table:table-cell office:value-type="float" office:value="10837500">
                <text:p>10837500</text:p>
                <draw:g>
                  <svg:desc>Sheet1.M51:Sheet1.M54</svg:desc>
                </draw:g>
              </table:table-cell>
              <table:table-cell office:value-type="float" office:value="10679600">
                <text:p>10679600</text:p>
                <draw:g>
                  <svg:desc>Sheet1.N51:Sheet1.N54</svg:desc>
                </draw:g>
              </table:table-cell>
              <table:table-cell office:value-type="float" office:value="10345300">
                <text:p>10345300</text:p>
                <draw:g>
                  <svg:desc>Sheet1.O51:Sheet1.O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231390">
                <text:p>5231390</text:p>
              </table:table-cell>
              <table:table-cell office:value-type="float" office:value="11583100">
                <text:p>11583100</text:p>
              </table:table-cell>
              <table:table-cell office:value-type="float" office:value="14603700">
                <text:p>14603700</text:p>
              </table:table-cell>
              <table:table-cell office:value-type="float" office:value="16064000">
                <text:p>16064000</text:p>
              </table:table-cell>
              <table:table-cell office:value-type="float" office:value="15736700">
                <text:p>15736700</text:p>
              </table:table-cell>
              <table:table-cell office:value-type="float" office:value="15563700">
                <text:p>15563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207660">
                <text:p>4207660</text:p>
              </table:table-cell>
              <table:table-cell office:value-type="float" office:value="13344900">
                <text:p>13344900</text:p>
              </table:table-cell>
              <table:table-cell office:value-type="float" office:value="22194000">
                <text:p>22194000</text:p>
              </table:table-cell>
              <table:table-cell office:value-type="float" office:value="25882800">
                <text:p>25882800</text:p>
              </table:table-cell>
              <table:table-cell office:value-type="float" office:value="26482200">
                <text:p>26482200</text:p>
              </table:table-cell>
              <table:table-cell office:value-type="float" office:value="25743200">
                <text:p>25743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516640">
                <text:p>2516640</text:p>
              </table:table-cell>
              <table:table-cell office:value-type="float" office:value="11592800">
                <text:p>11592800</text:p>
              </table:table-cell>
              <table:table-cell office:value-type="float" office:value="26589400">
                <text:p>26589400</text:p>
              </table:table-cell>
              <table:table-cell office:value-type="float" office:value="36078800">
                <text:p>36078800</text:p>
              </table:table-cell>
              <table:table-cell office:value-type="float" office:value="39769600">
                <text:p>397696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114cm" svg:y="0.316cm" chart:style-name="ch2">
          <text:p>OpenNebula vs DAS no Infini</text:p>
        </chart:title>
        <chart:legend chart:legend-position="end" svg:x="12.385cm" svg:y="2.959cm" style:legend-expansion="high" chart:style-name="ch3"/>
        <chart:plot-area chart:style-name="ch4" table:cell-range-address="Sheet1.B57:Sheet1.B62 Sheet1.C71:Sheet1.H77" chart:data-source-has-labels="row" svg:x="1.331cm" svg:y="1.275cm" svg:width="10.734cm" svg:height="6.571cm">
          <chartooo:coordinate-region svg:x="3.249cm" svg:y="1.474cm" svg:width="8.63cm" svg:height="5.725cm"/>
          <chart:axis chart:dimension="x" chart:name="primary-x" chart:style-name="ch5">
            <chart:title svg:x="6.231cm" svg:y="8.026cm" chart:style-name="ch6">
              <text:p>Scale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  <chart:grid chart:style-name="ch9" chart:class="major"/>
          </chart:axis>
          <chart:series chart:style-name="ch10" chart:values-cell-range-address="Sheet1.C72:Sheet1.C77" chart:label-cell-address="Sheet1.C71:Sheet1.C71" chart:class="chart:scatter">
            <chart:domain table:cell-range-address="Sheet1.B57:Sheet1.B62"/>
            <chart:data-point chart:repeated="6"/>
          </chart:series>
          <chart:series chart:style-name="ch11" chart:values-cell-range-address="Sheet1.D72:Sheet1.D77" chart:label-cell-address="Sheet1.D71:Sheet1.D71" chart:class="chart:scatter">
            <chart:data-point chart:repeated="6"/>
          </chart:series>
          <chart:series chart:style-name="ch12" chart:values-cell-range-address="Sheet1.E72:Sheet1.E77" chart:label-cell-address="Sheet1.E71:Sheet1.E71" chart:class="chart:scatter">
            <chart:data-point chart:repeated="6"/>
          </chart:series>
          <chart:series chart:style-name="ch13" chart:values-cell-range-address="Sheet1.F72:Sheet1.F77" chart:label-cell-address="Sheet1.F71:Sheet1.F71" chart:class="chart:scatter">
            <chart:data-point chart:repeated="6"/>
          </chart:series>
          <chart:series chart:style-name="ch14" chart:values-cell-range-address="Sheet1.G72:Sheet1.G77" chart:label-cell-address="Sheet1.G71:Sheet1.G71" chart:class="chart:scatter">
            <chart:data-point chart:repeated="6"/>
          </chart:series>
          <chart:series chart:style-name="ch15" chart:values-cell-range-address="Sheet1.H72:Sheet1.H77" chart:label-cell-address="Sheet1.H71:Sheet1.H71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B</text:p>
              </table:table-cell>
              <table:table-cell office:value-type="string">
                <text:p>Nodes 4 ON</text:p>
                <draw:g>
                  <svg:desc>Sheet1.C71:Sheet1.C71</svg:desc>
                </draw:g>
              </table:table-cell>
              <table:table-cell office:value-type="string">
                <text:p>Nodes 4 DAS</text:p>
                <draw:g>
                  <svg:desc>Sheet1.D71:Sheet1.D71</svg:desc>
                </draw:g>
              </table:table-cell>
              <table:table-cell office:value-type="string">
                <text:p>Nodes 8 ON</text:p>
                <draw:g>
                  <svg:desc>Sheet1.E71:Sheet1.E71</svg:desc>
                </draw:g>
              </table:table-cell>
              <table:table-cell office:value-type="string">
                <text:p>Nodes 8 DAS</text:p>
                <draw:g>
                  <svg:desc>Sheet1.F71:Sheet1.F71</svg:desc>
                </draw:g>
              </table:table-cell>
              <table:table-cell office:value-type="string">
                <text:p>Nodes 16 ON</text:p>
                <draw:g>
                  <svg:desc>Sheet1.G71:Sheet1.G71</svg:desc>
                </draw:g>
              </table:table-cell>
              <table:table-cell office:value-type="string">
                <text:p>Nodes 16 DAS</text:p>
                <draw:g>
                  <svg:desc>Sheet1.H71:Sheet1.H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57:Sheet1.B62</svg:desc>
                </draw:g>
              </table:table-cell>
              <table:table-cell office:value-type="float" office:value="1867280">
                <text:p>1867280</text:p>
                <draw:g>
                  <svg:desc>Sheet1.C72:Sheet1.C77</svg:desc>
                </draw:g>
              </table:table-cell>
              <table:table-cell office:value-type="float" office:value="5231390">
                <text:p>5231390</text:p>
                <draw:g>
                  <svg:desc>Sheet1.D72:Sheet1.D77</svg:desc>
                </draw:g>
              </table:table-cell>
              <table:table-cell office:value-type="float" office:value="1094290">
                <text:p>1094290</text:p>
                <draw:g>
                  <svg:desc>Sheet1.E72:Sheet1.E77</svg:desc>
                </draw:g>
              </table:table-cell>
              <table:table-cell office:value-type="float" office:value="4207660">
                <text:p>4207660</text:p>
                <draw:g>
                  <svg:desc>Sheet1.F72:Sheet1.F77</svg:desc>
                </draw:g>
              </table:table-cell>
              <table:table-cell office:value-type="float" office:value="467524">
                <text:p>467524</text:p>
                <draw:g>
                  <svg:desc>Sheet1.G72:Sheet1.G77</svg:desc>
                </draw:g>
              </table:table-cell>
              <table:table-cell office:value-type="float" office:value="2516640">
                <text:p>2516640</text:p>
                <draw:g>
                  <svg:desc>Sheet1.H72:Sheet1.H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11583100">
                <text:p>11583100</text:p>
              </table:table-cell>
              <table:table-cell office:value-type="float" office:value="3120170">
                <text:p>3120170</text:p>
              </table:table-cell>
              <table:table-cell office:value-type="float" office:value="13344900">
                <text:p>13344900</text:p>
              </table:table-cell>
              <table:table-cell office:value-type="float" office:value="2425460">
                <text:p>242546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14603700">
                <text:p>14603700</text:p>
              </table:table-cell>
              <table:table-cell office:value-type="float" office:value="4648350">
                <text:p>4648350</text:p>
              </table:table-cell>
              <table:table-cell office:value-type="float" office:value="22194000">
                <text:p>22194000</text:p>
              </table:table-cell>
              <table:table-cell office:value-type="float" office:value="4657480">
                <text:p>465748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16064000">
                <text:p>16064000</text:p>
              </table:table-cell>
              <table:table-cell office:value-type="float" office:value="3449430">
                <text:p>3449430</text:p>
              </table:table-cell>
              <table:table-cell office:value-type="float" office:value="25882800">
                <text:p>25882800</text:p>
              </table:table-cell>
              <table:table-cell office:value-type="float" office:value="5568780">
                <text:p>556878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15736700">
                <text:p>15736700</text:p>
              </table:table-cell>
              <table:table-cell office:value-type="float" office:value="3398530">
                <text:p>3398530</text:p>
              </table:table-cell>
              <table:table-cell office:value-type="float" office:value="26482200">
                <text:p>26482200</text:p>
              </table:table-cell>
              <table:table-cell office:value-type="float" office:value="5675850">
                <text:p>567585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15563700">
                <text:p>15563700</text:p>
              </table:table-cell>
              <table:table-cell office:value-type="float" office:value="2038470">
                <text:p>2038470</text:p>
              </table:table-cell>
              <table:table-cell office:value-type="float" office:value="25743200">
                <text:p>25743200</text:p>
              </table:table-cell>
              <table:table-cell office:value-type="float" office:value="4281830">
                <text:p>428183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title svg:x="4.336cm" svg:y="0.316cm" chart:style-name="ch2">
          <text:p>Scale VS TEPS DAS-4 no InfiniBand</text:p>
        </chart:title>
        <chart:legend chart:legend-position="end" svg:x="13.209cm" svg:y="3.457cm" style:legend-expansion="high" chart:style-name="ch3"/>
        <chart:plot-area chart:style-name="ch4" table:cell-range-address="Sheet1.C33:Sheet1.G38 Sheet1.D32:Sheet1.G32" chart:data-source-has-labels="row" svg:x="1.331cm" svg:y="1.275cm" svg:width="11.558cm" svg:height="6.571cm">
          <chartooo:coordinate-region svg:x="3.249cm" svg:y="1.474cm" svg:width="9.453cm" svg:height="5.725cm"/>
          <chart:axis chart:dimension="x" chart:name="primary-x" chart:style-name="ch5">
            <chart:title svg:x="6.643cm" svg:y="8.026cm" chart:style-name="ch6">
              <text:p>Scale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  <chart:grid chart:style-name="ch9" chart:class="major"/>
          </chart:axis>
          <chart:series chart:style-name="ch10" chart:values-cell-range-address="Sheet1.D33:Sheet1.D38" chart:label-cell-address="Sheet1.D32:Sheet1.D32" chart:class="chart:scatter">
            <chart:domain table:cell-range-address="Sheet1.C33:Sheet1.C38"/>
            <chart:data-point chart:repeated="6"/>
          </chart:series>
          <chart:series chart:style-name="ch11" chart:values-cell-range-address="Sheet1.E33:Sheet1.E38" chart:label-cell-address="Sheet1.E32:Sheet1.E32" chart:class="chart:scatter">
            <chart:data-point chart:repeated="6"/>
          </chart:series>
          <chart:series chart:style-name="ch12" chart:values-cell-range-address="Sheet1.F33:Sheet1.F38" chart:label-cell-address="Sheet1.F32:Sheet1.F32" chart:class="chart:scatter">
            <chart:data-point chart:repeated="6"/>
          </chart:series>
          <chart:series chart:style-name="ch13" chart:values-cell-range-address="Sheet1.G33:Sheet1.G38" chart:label-cell-address="Sheet1.G32:Sheet1.G32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C</text:p>
              </table:table-cell>
              <table:table-cell office:value-type="string">
                <text:p>Nodes 2</text:p>
                <draw:g>
                  <svg:desc>Sheet1.D32:Sheet1.D32</svg:desc>
                </draw:g>
              </table:table-cell>
              <table:table-cell office:value-type="string">
                <text:p>Nodes 4</text:p>
                <draw:g>
                  <svg:desc>Sheet1.E32:Sheet1.E32</svg:desc>
                </draw:g>
              </table:table-cell>
              <table:table-cell office:value-type="string">
                <text:p>Nodes 8</text:p>
                <draw:g>
                  <svg:desc>Sheet1.F32:Sheet1.F32</svg:desc>
                </draw:g>
              </table:table-cell>
              <table:table-cell office:value-type="string">
                <text:p>Nodes 16</text:p>
                <draw:g>
                  <svg:desc>Sheet1.G32:Sheet1.G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3:Sheet1.C38</svg:desc>
                </draw:g>
              </table:table-cell>
              <table:table-cell office:value-type="float" office:value="5335170">
                <text:p>5335170</text:p>
                <draw:g>
                  <svg:desc>Sheet1.D33:Sheet1.D38</svg:desc>
                </draw:g>
              </table:table-cell>
              <table:table-cell office:value-type="float" office:value="4491690">
                <text:p>4491690</text:p>
                <draw:g>
                  <svg:desc>Sheet1.E33:Sheet1.E38</svg:desc>
                </draw:g>
              </table:table-cell>
              <table:table-cell office:value-type="float" office:value="3433420">
                <text:p>3433420</text:p>
                <draw:g>
                  <svg:desc>Sheet1.F33:Sheet1.F38</svg:desc>
                </draw:g>
              </table:table-cell>
              <table:table-cell office:value-type="float" office:value="1409930">
                <text:p>1409930</text:p>
                <draw:g>
                  <svg:desc>Sheet1.G33:Sheet1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242650">
                <text:p>9242650</text:p>
              </table:table-cell>
              <table:table-cell office:value-type="float" office:value="10545700">
                <text:p>10545700</text:p>
              </table:table-cell>
              <table:table-cell office:value-type="float" office:value="11764900">
                <text:p>11764900</text:p>
              </table:table-cell>
              <table:table-cell office:value-type="float" office:value="9904150">
                <text:p>9904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58900">
                <text:p>10558900</text:p>
              </table:table-cell>
              <table:table-cell office:value-type="float" office:value="14239600">
                <text:p>14239600</text:p>
              </table:table-cell>
              <table:table-cell office:value-type="float" office:value="21316600">
                <text:p>21316600</text:p>
              </table:table-cell>
              <table:table-cell office:value-type="float" office:value="25172500">
                <text:p>2517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663800">
                <text:p>10663800</text:p>
              </table:table-cell>
              <table:table-cell office:value-type="float" office:value="15657900">
                <text:p>15657900</text:p>
              </table:table-cell>
              <table:table-cell office:value-type="float" office:value="25516300">
                <text:p>25516300</text:p>
              </table:table-cell>
              <table:table-cell office:value-type="float" office:value="35440300">
                <text:p>35440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40300">
                <text:p>10640300</text:p>
              </table:table-cell>
              <table:table-cell office:value-type="float" office:value="15605500">
                <text:p>15605500</text:p>
              </table:table-cell>
              <table:table-cell office:value-type="float" office:value="26314600">
                <text:p>26314600</text:p>
              </table:table-cell>
              <table:table-cell office:value-type="float" office:value="39291400">
                <text:p>39291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177200">
                <text:p>10177200</text:p>
              </table:table-cell>
              <table:table-cell office:value-type="float" office:value="15532700">
                <text:p>15532700</text:p>
              </table:table-cell>
              <table:table-cell office:value-type="float" office:value="25630500">
                <text:p>256305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title svg:x="4.389cm" svg:y="0.316cm" chart:style-name="ch2">
          <text:p>Nodes vs TEPS DAS-4 no Infiniband</text:p>
        </chart:title>
        <chart:legend chart:legend-position="end" svg:x="13.21cm" svg:y="2.959cm" style:legend-expansion="high" chart:style-name="ch3"/>
        <chart:plot-area chart:style-name="ch4" table:cell-range-address="Sheet1.I33:Sheet1.O36 Sheet1.J32:Sheet1.O32" chart:data-source-has-labels="row" svg:x="1.331cm" svg:y="1.275cm" svg:width="11.559cm" svg:height="6.571cm">
          <chartooo:coordinate-region svg:x="3.249cm" svg:y="1.474cm" svg:width="9.454cm" svg:height="5.725cm"/>
          <chart:axis chart:dimension="x" chart:name="primary-x" chart:style-name="ch5">
            <chart:title svg:x="6.563cm" svg:y="8.026cm" chart:style-name="ch6">
              <text:p>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  <chart:grid chart:style-name="ch9" chart:class="major"/>
          </chart:axis>
          <chart:series chart:style-name="ch10" chart:values-cell-range-address="Sheet1.J33:Sheet1.J36" chart:label-cell-address="Sheet1.J32:Sheet1.J32" chart:class="chart:scatter">
            <chart:domain table:cell-range-address="Sheet1.I33:Sheet1.I36"/>
            <chart:data-point chart:repeated="4"/>
          </chart:series>
          <chart:series chart:style-name="ch11" chart:values-cell-range-address="Sheet1.K33:Sheet1.K36" chart:label-cell-address="Sheet1.K32:Sheet1.K32" chart:class="chart:scatter">
            <chart:data-point chart:repeated="4"/>
          </chart:series>
          <chart:series chart:style-name="ch12" chart:values-cell-range-address="Sheet1.L33:Sheet1.L36" chart:label-cell-address="Sheet1.L32:Sheet1.L32" chart:class="chart:scatter">
            <chart:data-point chart:repeated="4"/>
          </chart:series>
          <chart:series chart:style-name="ch13" chart:values-cell-range-address="Sheet1.M33:Sheet1.M36" chart:label-cell-address="Sheet1.M32:Sheet1.M32" chart:class="chart:scatter">
            <chart:data-point chart:repeated="4"/>
          </chart:series>
          <chart:series chart:style-name="ch14" chart:values-cell-range-address="Sheet1.N33:Sheet1.N36" chart:label-cell-address="Sheet1.N32:Sheet1.N32" chart:class="chart:scatter">
            <chart:data-point chart:repeated="4"/>
          </chart:series>
          <chart:series chart:style-name="ch15" chart:values-cell-range-address="Sheet1.O33:Sheet1.O36" chart:label-cell-address="Sheet1.O32:Sheet1.O32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I</text:p>
              </table:table-cell>
              <table:table-cell office:value-type="string">
                <text:p>Scale 9</text:p>
                <draw:g>
                  <svg:desc>Sheet1.J32:Sheet1.J32</svg:desc>
                </draw:g>
              </table:table-cell>
              <table:table-cell office:value-type="string">
                <text:p>Scale 12 </text:p>
                <draw:g>
                  <svg:desc>Sheet1.K32:Sheet1.K32</svg:desc>
                </draw:g>
              </table:table-cell>
              <table:table-cell office:value-type="string">
                <text:p>Scale 15</text:p>
                <draw:g>
                  <svg:desc>Sheet1.L32:Sheet1.L32</svg:desc>
                </draw:g>
              </table:table-cell>
              <table:table-cell office:value-type="string">
                <text:p>Scale 18 </text:p>
                <draw:g>
                  <svg:desc>Sheet1.M32:Sheet1.M32</svg:desc>
                </draw:g>
              </table:table-cell>
              <table:table-cell office:value-type="string">
                <text:p>Scale 21 </text:p>
                <draw:g>
                  <svg:desc>Sheet1.N32:Sheet1.N32</svg:desc>
                </draw:g>
              </table:table-cell>
              <table:table-cell office:value-type="string">
                <text:p>Scale 24</text:p>
                <draw:g>
                  <svg:desc>Sheet1.O32:Sheet1.O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33:Sheet1.I36</svg:desc>
                </draw:g>
              </table:table-cell>
              <table:table-cell office:value-type="float" office:value="5335170">
                <text:p>5335170</text:p>
                <draw:g>
                  <svg:desc>Sheet1.J33:Sheet1.J36</svg:desc>
                </draw:g>
              </table:table-cell>
              <table:table-cell office:value-type="float" office:value="9242650">
                <text:p>9242650</text:p>
                <draw:g>
                  <svg:desc>Sheet1.K33:Sheet1.K36</svg:desc>
                </draw:g>
              </table:table-cell>
              <table:table-cell office:value-type="float" office:value="10558900">
                <text:p>10558900</text:p>
                <draw:g>
                  <svg:desc>Sheet1.L33:Sheet1.L36</svg:desc>
                </draw:g>
              </table:table-cell>
              <table:table-cell office:value-type="float" office:value="10663800">
                <text:p>10663800</text:p>
                <draw:g>
                  <svg:desc>Sheet1.M33:Sheet1.M36</svg:desc>
                </draw:g>
              </table:table-cell>
              <table:table-cell office:value-type="float" office:value="10640300">
                <text:p>10640300</text:p>
                <draw:g>
                  <svg:desc>Sheet1.N33:Sheet1.N36</svg:desc>
                </draw:g>
              </table:table-cell>
              <table:table-cell office:value-type="float" office:value="10177200">
                <text:p>10177200</text:p>
                <draw:g>
                  <svg:desc>Sheet1.O33:Sheet1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491690">
                <text:p>4491690</text:p>
              </table:table-cell>
              <table:table-cell office:value-type="float" office:value="10545700">
                <text:p>10545700</text:p>
              </table:table-cell>
              <table:table-cell office:value-type="float" office:value="14239600">
                <text:p>14239600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33420">
                <text:p>3433420</text:p>
              </table:table-cell>
              <table:table-cell office:value-type="float" office:value="11764900">
                <text:p>11764900</text:p>
              </table:table-cell>
              <table:table-cell office:value-type="float" office:value="21316600">
                <text:p>21316600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09930">
                <text:p>1409930</text:p>
              </table:table-cell>
              <table:table-cell office:value-type="float" office:value="9904150">
                <text:p>9904150</text:p>
              </table:table-cell>
              <table:table-cell office:value-type="float" office:value="25172500">
                <text:p>25172500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